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24.47mm"/>
    </style:style>
    <style:style style:name="co4" style:family="table-column">
      <style:table-column-properties fo:break-before="auto" style:column-width="32.51mm"/>
    </style:style>
    <style:style style:name="co5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f</text:p>
          </table:table-cell>
          <table:table-cell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2f</text:p>
          </table:table-cell>
          <table:table-cell office:value-type="string" calcext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.4f</text:p>
          </table:table-cell>
          <table:table-cell office:value-type="string" calcext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Delta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Zeta_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f</text:p>
          </table:table-cell>
          <table:table-cell office:value-type="string" calcext:value-type="string">
            <text:p>0.6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Zeta_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Zeta_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Zeta_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Zeta_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Zeta_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 style:data-style-name="N2" text:time-value="21:37:13.9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21T21:37:20.596000000</dc:date>
    <meta:editing-duration>PT13M18S</meta:editing-duration>
    <meta:editing-cycles>26</meta:editing-cycles>
    <meta:document-statistic meta:table-count="1" meta:cell-count="96" meta:object-count="0"/>
  </office:meta>
</office:document-meta>
</file>